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eX Gyre Cursor" officeooo:rsid="000575a8" officeooo:paragraph-rsid="000575a8"/>
    </style:style>
    <style:style style:name="P2" style:family="paragraph" style:parent-style-name="Preformatted_20_Text">
      <style:text-properties style:font-name="TeX Gyre Cursor" officeooo:rsid="000575a8" officeooo:paragraph-rsid="000575a8" fo:background-color="#ffff00"/>
    </style:style>
    <style:style style:name="P3" style:family="paragraph" style:parent-style-name="Preformatted_20_Text">
      <style:text-properties style:font-name="TeX Gyre Cursor" officeooo:rsid="000575a8" officeooo:paragraph-rsid="000575a8" fo:background-color="#ffff00"/>
    </style:style>
    <style:style style:name="P4" style:family="paragraph" style:parent-style-name="Preformatted_20_Text">
      <style:text-properties style:font-name="TeX Gyre Cursor" officeooo:rsid="000575a8" officeooo:paragraph-rsid="000575a8" fo:background-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" disable vi compatibility</text:p>
      <text:p text:style-name="P2">set nocompatible</text:p>
      <text:p text:style-name="P2">filetype off</text:p>
      <text:p text:style-name="P2"/>
      <text:p text:style-name="P2">set rtp+=~/.vim/bundle/Vundle.vim</text:p>
      <text:p text:style-name="P2">call vundle#begin()</text:p>
      <text:p text:style-name="P2"/>
      <text:p text:style-name="P2">" let Vundle manage Vundle</text:p>
      <text:p text:style-name="P2">Bundle 'gmarik/vundle'</text:p>
      <text:p text:style-name="P2"/>
      <text:p text:style-name="P2">" ----------------------------------------</text:p>
      <text:p text:style-name="P2">" Bundles here:</text:p>
      <text:p text:style-name="P2">"</text:p>
      <text:p text:style-name="P2">" Themes</text:p>
      <text:p text:style-name="P2">" Bundle 'altercation/vim-colors-solarized'</text:p>
      <text:p text:style-name="P2">Bundle 'junegunn/seoul256.vim'</text:p>
      <text:p text:style-name="P1"/>
      <text:p text:style-name="P1">" (snipMate)</text:p>
      <text:p text:style-name="P1">Bundle 'MarcWeber/vim-addon-mw-utils'</text:p>
      <text:p text:style-name="P1">Bundle 'tomtom/tlib_vim'</text:p>
      <text:p text:style-name="P1">Bundle 'garbas/vim-snipmate'</text:p>
      <text:p text:style-name="P1">Bundle 'honza/vim-snippets'</text:p>
      <text:p text:style-name="P1">" (end snipMate)</text:p>
      <text:p text:style-name="P1"/>
      <text:p text:style-name="P1">" VIM enhancements</text:p>
      <text:p text:style-name="P1">Bundle 'rstacruz/sparkup', {'rtp': 'vim/'}</text:p>
      <text:p text:style-name="P1">Bundle 'Lokaltog/vim-easymotion'</text:p>
      <text:p text:style-name="P1">Bundle 'scrooloose/nerdtree'</text:p>
      <text:p text:style-name="P1">Bundle 'scrooloose/nerdcommenter'</text:p>
      <text:p text:style-name="P1">Bundle 'mileszs/ack.vim'</text:p>
      <text:p text:style-name="P1">Bundle 'davidhalter/jedi-vim'</text:p>
      <text:p text:style-name="P1">Bundle 'szw/vim-ctrlspace'</text:p>
      <text:p text:style-name="P1">Bundle 'xolox/vim-misc'</text:p>
      <text:p text:style-name="P1">Bundle 'millermedeiros/vim-statline'</text:p>
      <text:p text:style-name="P1">Bundle 'ShowTrailingWhitespace'</text:p>
      <text:p text:style-name="P1">Bundle 'bufexplorer.zip'</text:p>
      <text:p text:style-name="P1">" Drag visual blocks arround</text:p>
      <text:p text:style-name="P1">Bundle 'fisadev/dragvisuals.vim'</text:p>
      <text:p text:style-name="P1">" Window chooser</text:p>
      <text:p text:style-name="P1">Bundle 't9md/vim-choosewin'</text:p>
      <text:p text:style-name="P1">" Search results counter</text:p>
      <text:p text:style-name="P1">Bundle 'IndexedSearch'</text:p>
      <text:p text:style-name="P2">" Yank history navigation</text:p>
      <text:p text:style-name="P2">Bundle 'YankRing.vim'</text:p>
      <text:p text:style-name="P1">" Class/module browser</text:p>
      <text:p text:style-name="P1">Bundle 'majutsushi/tagbar'</text:p>
      <text:p text:style-name="P1">" Code and files fuzzy finder</text:p>
      <text:p text:style-name="P1">Bundle 'kien/ctrlp.vim'</text:p>
      <text:p text:style-name="P1">" Extension to ctrlp, for fuzzy command finder</text:p>
      <text:p text:style-name="P1">Bundle 'fisadev/vim-ctrlp-cmdpalette'</text:p>
      <text:p text:style-name="P1">" Zen coding</text:p>
      <text:p text:style-name="P1">Bundle 'mattn/emmet-vim'</text:p>
      <text:p text:style-name="P1">" Tab list panel</text:p>
      <text:p text:style-name="P1">Bundle 'kien/tabman.vim'</text:p>
      <text:p text:style-name="P1">" Airline</text:p>
      <text:p text:style-name="P1">Bundle 'bling/vim-airline'</text:p>
      <text:p text:style-name="P1"><text:soft-page-break/>" Consoles as buffers</text:p>
      <text:p text:style-name="P1">Bundle 'rosenfeld/conque-term'</text:p>
      <text:p text:style-name="P1">" Pending tasks list</text:p>
      <text:p text:style-name="P1">Bundle 'fisadev/FixedTaskList.vim'</text:p>
      <text:p text:style-name="P1">" Surround</text:p>
      <text:p text:style-name="P1">Bundle 'tpope/vim-surround'</text:p>
      <text:p text:style-name="P1">" Autoclose</text:p>
      <text:p text:style-name="P1">Bundle 'Townk/vim-autoclose'</text:p>
      <text:p text:style-name="P1">" Indent text object</text:p>
      <text:p text:style-name="P1">Bundle 'michaeljsmith/vim-indent-object'</text:p>
      <text:p text:style-name="P1">" Better autocompletion</text:p>
      <text:p text:style-name="P1">Bundle 'Shougo/neocomplcache.vim'</text:p>
      <text:p text:style-name="P1">" Git/mercurial/others diff icons on the side of the file lines</text:p>
      <text:p text:style-name="P1">Bundle 'mhinz/vim-signify'</text:p>
      <text:p text:style-name="P1"/>
      <text:p text:style-name="P1">" Git ignore syntax HL</text:p>
      <text:p text:style-name="P1">Bundle 'gitignore.vim'</text:p>
      <text:p text:style-name="P1">" Git integration</text:p>
      <text:p text:style-name="P1">Bundle 'motemen/git-vim'</text:p>
      <text:p text:style-name="P1"/>
      <text:p text:style-name="P1">" nginx</text:p>
      <text:p text:style-name="P1">Bundle 'vim-scripts/nginx.vim'</text:p>
      <text:p text:style-name="P1"/>
      <text:p text:style-name="P1">" Javascript &amp; HTML5</text:p>
      <text:p text:style-name="P1">Bundle 'othree/html5.vim'</text:p>
      <text:p text:style-name="P1">Bundle 'pangloss/vim-javascript'</text:p>
      <text:p text:style-name="P1">Bundle 'elzr/vim-json'</text:p>
      <text:p text:style-name="P1"/>
      <text:p text:style-name="P1">" Latex/XML/HTML tags navigation</text:p>
      <text:p text:style-name="P1">Bundle 'vim-scripts/matchit.zip'</text:p>
      <text:p text:style-name="P1"/>
      <text:p text:style-name="P1">" CofeeScript</text:p>
      <text:p text:style-name="P1">Bundle 'kchmck/vim-coffee-script'</text:p>
      <text:p text:style-name="P1"/>
      <text:p text:style-name="P1">" CSS</text:p>
      <text:p text:style-name="P1">Bundle 'skammer/vim-css-color'</text:p>
      <text:p text:style-name="P1">Bundle 'vim-scripts/Css-Pretty'</text:p>
      <text:p text:style-name="P1">Bundle 'hail2u/vim-css3-syntax'</text:p>
      <text:p text:style-name="P1"/>
      <text:p text:style-name="P1">" css/less/sass/html color preview for vim</text:p>
      <text:p text:style-name="P1">Bundle 'gorodinskiy/vim-coloresque'</text:p>
      <text:p text:style-name="P1"/>
      <text:p text:style-name="P1">" Python</text:p>
      <text:p text:style-name="P1">Bundle 'hynek/vim-python-pep8-indent'</text:p>
      <text:p text:style-name="P1">Bundle 'jmcantrell/vim-virtualenv'</text:p>
      <text:p text:style-name="P1">" Automatically sort python imports</text:p>
      <text:p text:style-name="P1">Bundle 'fisadev/vim-isort'</text:p>
      <text:p text:style-name="P1">" Python and PHP Debugger</text:p>
      <text:p text:style-name="P1">Bundle 'fisadev/vim-debug.vim'</text:p>
      <text:p text:style-name="P1">" Python mode (indentation, doc, refactor, lints, code checking, motion and</text:p>
      <text:p text:style-name="P1">" operators, highlighting, run and ipdb breakpoints)</text:p>
      <text:p text:style-name="P1">Bundle 'klen/python-mode'</text:p>
      <text:p text:style-name="P1">Bundle 'scrooloose/syntastic'</text:p>
      <text:p text:style-name="P1"/>
      <text:p text:style-name="P1">" Django</text:p>
      <text:p text:style-name="P1">Bundle 'vim-scripts/django.vim'</text:p>
      <text:p text:style-name="P1"><text:soft-page-break/>Bundle 'vim-scripts/Dpaste.com-Plugin'</text:p>
      <text:p text:style-name="P1">Bundle 'cwood/vim-django'</text:p>
      <text:p text:style-name="P1"/>
      <text:p text:style-name="P1">" Node.js</text:p>
      <text:p text:style-name="P1">Bundle 'mmalecki/vim-node.js'</text:p>
      <text:p text:style-name="P1">Bundle 'digitaltoad/vim-jade'</text:p>
      <text:p text:style-name="P1"/>
      <text:p text:style-name="P1">" Scala</text:p>
      <text:p text:style-name="P1">Bundle 'derekwyatt/vim-scala'</text:p>
      <text:p text:style-name="P1"/>
      <text:p text:style-name="P1">" Ruby &amp; rails</text:p>
      <text:p text:style-name="P1">Bundle "vim-ruby/vim-ruby"</text:p>
      <text:p text:style-name="P1">Bundle 'vim-scripts/rails.vim'</text:p>
      <text:p text:style-name="P1"/>
      <text:p text:style-name="P1">" js beautify</text:p>
      <text:p text:style-name="P1">Bundle 'maksimr/vim-jsbeautify'</text:p>
      <text:p text:style-name="P1">Bundle 'einars/js-beautify'</text:p>
      <text:p text:style-name="P1"/>
      <text:p text:style-name="P1">" Lua</text:p>
      <text:p text:style-name="P1">Bundle 'xolox/vim-lua-ftplugin'</text:p>
      <text:p text:style-name="P1">Bundle "xolox/vim-lua-inspect"</text:p>
      <text:p text:style-name="P1"/>
      <text:p text:style-name="P1">" Go Lang</text:p>
      <text:p text:style-name="P1">Bundle 'fatih/vim-go'</text:p>
      <text:p text:style-name="P1"/>
      <text:p text:style-name="P1">" Haskell</text:p>
      <text:p text:style-name="P1">Bundle 'jberryman/haskomplete.vim'</text:p>
      <text:p text:style-name="P1"/>
      <text:p text:style-name="P1">" Rust Lang</text:p>
      <text:p text:style-name="P1">Bundle 'wting/rust.vim'</text:p>
      <text:p text:style-name="P1"/>
      <text:p text:style-name="P1">" Markdown</text:p>
      <text:p text:style-name="P1">Bundle 'plasticboy/vim-markdown'</text:p>
      <text:p text:style-name="P1"/>
      <text:p text:style-name="P1">" Java</text:p>
      <text:p text:style-name="P1">Bundle "vim-scripts/java.vim"</text:p>
      <text:p text:style-name="P1"/>
      <text:p text:style-name="P1">" TOML files</text:p>
      <text:p text:style-name="P1">Bundle "cespare/vim-toml"</text:p>
      <text:p text:style-name="P1"/>
      <text:p text:style-name="P2">" Bundle 'Command-T' native extension segfaults</text:p>
      <text:p text:style-name="P2">" ----------------------------------------</text:p>
      <text:p text:style-name="P2"/>
      <text:p text:style-name="P2">call vundle#end() <text:s text:c="11"/>" required</text:p>
      <text:p text:style-name="P2"/>
      <text:p text:style-name="P2">filetype plugin indent on</text:p>
      <text:p text:style-name="P2"/>
      <text:p text:style-name="P2">set encoding=utf-8</text:p>
      <text:p text:style-name="P2"/>
      <text:p text:style-name="P2">" ----------------------------------------------------------------------------</text:p>
      <text:p text:style-name="P2">" <text:s/>Text Formatting</text:p>
      <text:p text:style-name="P2">" ----------------------------------------------------------------------------</text:p>
      <text:p text:style-name="P2"/>
      <text:p text:style-name="P2">set autoindent <text:s text:c="12"/>" automatic indent new lines</text:p>
      <text:p text:style-name="P2">set smartindent <text:s text:c="11"/>" be smart about it</text:p>
      <text:p text:style-name="P2">inoremap # X&lt;BS&gt;#</text:p>
      <text:p text:style-name="P2"><text:soft-page-break/>" set nowrap <text:s text:c="16"/>" do not wrap lines</text:p>
      <text:p text:style-name="P2">set softtabstop=2 <text:s text:c="9"/>" yep, two</text:p>
      <text:p text:style-name="P2">set shiftwidth=2 <text:s text:c="10"/>" ..</text:p>
      <text:p text:style-name="P2">set tabstop=4</text:p>
      <text:p text:style-name="P2">set expandtab <text:s text:c="13"/>" expand tabs to spaces</text:p>
      <text:p text:style-name="P2">set nosmarttab <text:s text:c="12"/>" fuck tabs</text:p>
      <text:p text:style-name="P2">set formatoptions+=n <text:s text:c="6"/>" support for numbered/bullet lists</text:p>
      <text:p text:style-name="P2">set textwidth=80 <text:s text:c="10"/>" wrap at 80 chars by default</text:p>
      <text:p text:style-name="P2">set colorcolumn=+1 <text:s text:c="8"/>" color column 81</text:p>
      <text:p text:style-name="P2">set virtualedit=block <text:s text:c="5"/>" allow virtual edit in visual block ..</text:p>
      <text:p text:style-name="P1"/>
      <text:p text:style-name="P2">" ----------------------------------------------------------------------------</text:p>
      <text:p text:style-name="P2">" <text:s/>Remapping</text:p>
      <text:p text:style-name="P2">" ----------------------------------------------------------------------------</text:p>
      <text:p text:style-name="P2"/>
      <text:p text:style-name="P2">" lead with ,</text:p>
      <text:p text:style-name="P2">let mapleader = ","</text:p>
      <text:p text:style-name="P1"/>
      <text:p text:style-name="P2">" exit to normal mode with 'jj'</text:p>
      <text:p text:style-name="P2">inoremap jj &lt;ESC&gt;</text:p>
      <text:p text:style-name="P1"/>
      <text:p text:style-name="P2">" exit to normal mode with ':w&lt;CR&gt;'</text:p>
      <text:p text:style-name="P2">inoremap :w&lt;CR&gt; &lt;ESC&gt;:w&lt;CR&gt;i</text:p>
      <text:p text:style-name="P2"/>
      <text:p text:style-name="P1"/>
      <text:p text:style-name="P1">" reflow paragraph with Q in normal and visual mode</text:p>
      <text:p text:style-name="P1">nnoremap Q gqap</text:p>
      <text:p text:style-name="P1">vnoremap Q gq</text:p>
      <text:p text:style-name="P1"/>
      <text:p text:style-name="P1">" sane movement with wrap turned on</text:p>
      <text:p text:style-name="P1">nnoremap j gj</text:p>
      <text:p text:style-name="P1">nnoremap k gk</text:p>
      <text:p text:style-name="P1">vnoremap j gj</text:p>
      <text:p text:style-name="P1">vnoremap k gk</text:p>
      <text:p text:style-name="P1">nnoremap &lt;Down&gt; gj</text:p>
      <text:p text:style-name="P1">nnoremap &lt;Up&gt; gk</text:p>
      <text:p text:style-name="P1">vnoremap &lt;Down&gt; gj</text:p>
      <text:p text:style-name="P1">vnoremap &lt;Up&gt; gk</text:p>
      <text:p text:style-name="P1">inoremap &lt;Down&gt; &lt;C-o&gt;gj</text:p>
      <text:p text:style-name="P1">inoremap &lt;Up&gt; &lt;C-o&gt;gk</text:p>
      <text:p text:style-name="P1"/>
      <text:p text:style-name="P1">" ----------------------------------------------------------------------------</text:p>
      <text:p text:style-name="P1">" <text:s/>UI</text:p>
      <text:p text:style-name="P1">" ----------------------------------------------------------------------------</text:p>
      <text:p text:style-name="P1"/>
      <text:p text:style-name="P3">set ruler <text:s text:c="17"/>" show the cursor position all the time</text:p>
      <text:p text:style-name="P2">set noshowcmd <text:s text:c="13"/>" don't display incomplete commands</text:p>
      <text:p text:style-name="P1">set nolazyredraw <text:s text:c="10"/>" turn off lazy redraw</text:p>
      <text:p text:style-name="P1">set number <text:s text:c="16"/>" line numbers</text:p>
      <text:p text:style-name="P2">set wildmenu <text:s text:c="14"/>" turn on wild menu</text:p>
      <text:p text:style-name="P2">" autocompletion of files and commands behaves like shell</text:p>
      <text:p text:style-name="P2">" (complete only the common part, list the options that match)</text:p>
      <text:p text:style-name="P2">set wildmode=list:longest,full</text:p>
      <text:p text:style-name="P1">set ch=2 <text:s text:c="18"/>" command line height</text:p>
      <text:p text:style-name="P2">set backspace=2 <text:s text:c="11"/>" allow backspacing over everything in insert mode</text:p>
      <text:p text:style-name="P2">" set whichwrap+=&lt;,&gt;,h,l,[,] " backspace and cursor keys wrap to</text:p>
      <text:p text:style-name="P1"><text:soft-page-break/>set shortmess=filtIoOA <text:s text:c="4"/>" shorten messages</text:p>
      <text:p text:style-name="P1">set report=0 <text:s text:c="13"/>" tell us about changes</text:p>
      <text:p text:style-name="P1">set nostartofline <text:s text:c="9"/>" don't jump to the start of line when scrolling</text:p>
      <text:p text:style-name="P1"/>
      <text:p text:style-name="P1"/>
      <text:p text:style-name="P1">" ----------------------------------------------------------------------------</text:p>
      <text:p text:style-name="P1">" Visual Cues</text:p>
      <text:p text:style-name="P1">" ----------------------------------------------------------------------------</text:p>
      <text:p text:style-name="P1"/>
      <text:p text:style-name="P1">set showmatch <text:s text:c="13"/>" brackets/braces that is</text:p>
      <text:p text:style-name="P1">set mat=5 <text:s text:c="17"/>" duration to show matching brace (1/10 sec)</text:p>
      <text:p text:style-name="P2">set incsearch <text:s text:c="13"/>" do incremental searching</text:p>
      <text:p text:style-name="P1">set laststatus=2 <text:s text:c="10"/>" always show the status line</text:p>
      <text:p text:style-name="P1">set ignorecase <text:s text:c="12"/>" ignore case when searching</text:p>
      <text:p text:style-name="P1">" set smartcase <text:s text:c="13"/>" but be case sensitive when there's uppercase chars</text:p>
      <text:p text:style-name="P1">set hlsearch <text:s text:c="14"/>" highlight searches</text:p>
      <text:p text:style-name="P2">set visualbell <text:s text:c="12"/>" shut the fuck up</text:p>
      <text:p text:style-name="P1"/>
      <text:p text:style-name="P1"/>
      <text:p text:style-name="P4">" ---------------------------------------------------------------------------</text:p>
      <text:p text:style-name="P4">" <text:s/>Strip all trailing whitespace in file</text:p>
      <text:p text:style-name="P4">" ---------------------------------------------------------------------------</text:p>
      <text:p text:style-name="P4"/>
      <text:p text:style-name="P4">function! StripWhitespace ()</text:p>
      <text:p text:style-name="P4"><text:s text:c="4"/>exec ':%s/ \+$//gc'</text:p>
      <text:p text:style-name="P4">endfunction</text:p>
      <text:p text:style-name="P4">map ,s :call StripWhitespace ()&lt;CR&gt;</text:p>
      <text:p text:style-name="P4"/>
      <text:p text:style-name="P3">" ---------------------------------------------------------------------------</text:p>
      <text:p text:style-name="P3">" <text:s/>My Settings</text:p>
      <text:p text:style-name="P3">" ---------------------------------------------------------------------------</text:p>
      <text:p text:style-name="P3"/>
      <text:p text:style-name="P3">" filetype detection</text:p>
      <text:p text:style-name="P3">filetype plugin on</text:p>
      <text:p text:style-name="P3">filetype on</text:p>
      <text:p text:style-name="P3">filetype indent on</text:p>
      <text:p text:style-name="P3"/>
      <text:p text:style-name="P1">" auto-complete</text:p>
      <text:p text:style-name="P1">set ofu=syntaxcomplete#Complete</text:p>
      <text:p text:style-name="P1">set completeopt=menuone,longest,preview</text:p>
      <text:p text:style-name="P1"/>
      <text:p text:style-name="P1">" Auto close the preview window</text:p>
      <text:p text:style-name="P1">autocmd CursorMovedI * if pumvisible() == 0|pclose|endif</text:p>
      <text:p text:style-name="P1">autocmd InsertLeave * if pumvisible() == 0|pclose|endif</text:p>
      <text:p text:style-name="P1"/>
      <text:p text:style-name="P3">" split and tab navigation</text:p>
      <text:p text:style-name="P3"/>
      <text:p text:style-name="P3">func! GoLeft()</text:p>
      <text:p text:style-name="P3"><text:s text:c="2"/>let oldw = winnr()</text:p>
      <text:p text:style-name="P3"><text:s text:c="2"/>silent! exe "normal! \&lt;c-w&gt;h"</text:p>
      <text:p text:style-name="P3"><text:s text:c="2"/>let neww = winnr()</text:p>
      <text:p text:style-name="P3"><text:s text:c="2"/>if oldw == neww</text:p>
      <text:p text:style-name="P3"><text:s text:c="4"/>exe "normal! \gT"</text:p>
      <text:p text:style-name="P3"><text:s text:c="2"/>endif</text:p>
      <text:p text:style-name="P3">endfunction</text:p>
      <text:p text:style-name="P3"/>
      <text:p text:style-name="P3"><text:soft-page-break/>func! GoRight()</text:p>
      <text:p text:style-name="P3"><text:s text:c="2"/>let oldw = winnr()</text:p>
      <text:p text:style-name="P3"><text:s text:c="2"/>silent! exe "normal! \&lt;c-w&gt;l"</text:p>
      <text:p text:style-name="P3"><text:s text:c="2"/>let neww = winnr()</text:p>
      <text:p text:style-name="P3"><text:s text:c="2"/>if oldw == neww</text:p>
      <text:p text:style-name="P3"><text:s text:c="4"/>exe "normal! \gt"</text:p>
      <text:p text:style-name="P3"><text:s text:c="2"/>endif</text:p>
      <text:p text:style-name="P3">endfunction</text:p>
      <text:p text:style-name="P3"/>
      <text:p text:style-name="P3">" window-tab navigation</text:p>
      <text:p text:style-name="P3">nnoremap &lt;silent&gt; &lt;C-h&gt; :call GoLeft()&lt;CR&gt;</text:p>
      <text:p text:style-name="P3">nnoremap &lt;C-j&gt; &lt;C-w&gt;j</text:p>
      <text:p text:style-name="P3">nnoremap &lt;C-k&gt; &lt;C-w&gt;k</text:p>
      <text:p text:style-name="P3">nnoremap &lt;silent&gt; &lt;C-l&gt; :call GoRight()&lt;CR&gt;</text:p>
      <text:p text:style-name="P1"/>
      <text:p text:style-name="P1">" NERDTree</text:p>
      <text:p text:style-name="P1">let NERDTreeQuitOnOpen = 1</text:p>
      <text:p text:style-name="P1">let NERDTreeChDirMode=2</text:p>
      <text:p text:style-name="P1"/>
      <text:p text:style-name="P1">" (ctags) go to definition in a new tab</text:p>
      <text:p text:style-name="P1">"map &lt;C-\&gt; :tab split&lt;CR&gt;:exec("tag ".expand("&lt;cword&gt;"))&lt;CR&gt;</text:p>
      <text:p text:style-name="P1">map &lt;C-\&gt; :tab split&lt;CR&gt;:exec("tjump ".expand("&lt;cword&gt;"))&lt;CR&gt;</text:p>
      <text:p text:style-name="P1"/>
      <text:p text:style-name="P1">" use currently open buffer</text:p>
      <text:p text:style-name="P1">:se switchbuf=usetab</text:p>
      <text:p text:style-name="P1"/>
      <text:p text:style-name="P2">" avoid hidden buffers</text:p>
      <text:p text:style-name="P2">" :se nohidden</text:p>
      <text:p text:style-name="P1"/>
      <text:p text:style-name="P1">" command-t open in new tab by default</text:p>
      <text:p text:style-name="P1">" let g:CommandTAcceptSelectionMap='&lt;S-CR&gt;'</text:p>
      <text:p text:style-name="P1">" let g:CommandTAcceptSelectionSplitMap='&lt;C-s&gt;'</text:p>
      <text:p text:style-name="P1">" let g:CommandTAcceptSelectionTabMap='&lt;CR&gt;'</text:p>
      <text:p text:style-name="P1"/>
      <text:p text:style-name="P1">" rainbow parenthesis</text:p>
      <text:p text:style-name="P1">" au VimEnter * RainbowParenthesesToggle " default enabled</text:p>
      <text:p text:style-name="P1">au Syntax * RainbowParenthesesLoadRound</text:p>
      <text:p text:style-name="P1">au Syntax * RainbowParenthesesLoadSquare</text:p>
      <text:p text:style-name="P1">au Syntax * RainbowParenthesesLoadBraces</text:p>
      <text:p text:style-name="P1">au Syntax * RainbowParenthesesLoadChevrons</text:p>
      <text:p text:style-name="P1">nnoremap &lt;Leader&gt;r :RainbowParenthesesToggle&lt;CR&gt;</text:p>
      <text:p text:style-name="P1"/>
      <text:p text:style-name="P1">" js beautify</text:p>
      <text:p text:style-name="P1">map &lt;c-f&gt; :call JsBeautify()&lt;cr&gt;</text:p>
      <text:p text:style-name="P1">autocmd FileType javascript noremap &lt;buffer&gt; <text:s/>&lt;c-f&gt; :call JsBeautify()&lt;cr&gt;</text:p>
      <text:p text:style-name="P1"/>
      <text:p text:style-name="P1">" tab length exceptions on some file types</text:p>
      <text:p text:style-name="P1">autocmd FileType html setlocal shiftwidth=2 tabstop=2 softtabstop=2</text:p>
      <text:p text:style-name="P1">autocmd FileType htmldjango setlocal shiftwidth=2 tabstop=2 softtabstop=2</text:p>
      <text:p text:style-name="P1">autocmd FileType javascript setlocal shiftwidth=2 tabstop=2 softtabstop=2</text:p>
      <text:p text:style-name="P1"/>
      <text:p text:style-name="P1">" ack mapping</text:p>
      <text:p text:style-name="P1">nnoremap &lt;Leader&gt;a :Ack</text:p>
      <text:p text:style-name="P1"/>
      <text:p text:style-name="P1">nnoremap &lt;Leader&gt;/ :noh&lt;CR&gt;</text:p>
      <text:p text:style-name="P1"/>
      <text:p text:style-name="P1"><text:soft-page-break/>" code folding</text:p>
      <text:p text:style-name="P1">set foldmethod=syntax</text:p>
      <text:p text:style-name="P1">nnoremap &lt;Space&gt; za</text:p>
      <text:p text:style-name="P1">set nofoldenable " folds disabled by default</text:p>
      <text:p text:style-name="P1"/>
      <text:p text:style-name="P2">" syntax highliting</text:p>
      <text:p text:style-name="P2">syntax on</text:p>
      <text:p text:style-name="P2"/>
      <text:p text:style-name="P2">" Unified color scheme (default: dark)</text:p>
      <text:p text:style-name="P2">color seoul256</text:p>
      <text:p text:style-name="P2">set background=dark</text:p>
      <text:p text:style-name="P1"/>
      <text:p text:style-name="P1">" buffer-explorer settings</text:p>
      <text:p text:style-name="P1">nmap &lt;Tab&gt; &lt;Leader&gt;be</text:p>
      <text:p text:style-name="P1">nmap &lt;S-Tab&gt; &lt;Leader&gt;bs</text:p>
      <text:p text:style-name="P1">let g:bufExplorerShowRelativePath=1</text:p>
      <text:p text:style-name="P1"/>
      <text:p text:style-name="P1">" highlight trailing whitespace</text:p>
      <text:p text:style-name="P1">highlight ShowTrailingWhitespace ctermbg=DarkRed guibg=DarkRed</text:p>
      <text:p text:style-name="P1"/>
      <text:p text:style-name="P1">" Vim-CtrlSpace Config</text:p>
      <text:p text:style-name="P1">hi CtrlSpaceSelected term=reverse ctermfg=187 <text:s/>ctermbg=23 <text:s/>cterm=bold</text:p>
      <text:p text:style-name="P1">hi CtrlSpaceNormal <text:s text:c="2"/>term=NONE <text:s text:c="3"/>ctermfg=244 <text:s/>ctermbg=232 cterm=NONE</text:p>
      <text:p text:style-name="P1">hi CtrlSpaceSearch <text:s text:c="2"/>ctermfg=220 <text:s/>ctermbg=NONE cterm=bold</text:p>
      <text:p text:style-name="P1">hi CtrlSpaceStatus <text:s text:c="2"/>ctermfg=230 <text:s/>ctermbg=234 <text:s/>cterm=NONE</text:p>
      <text:p text:style-name="P1"/>
      <text:p text:style-name="P1">" jedi-vim</text:p>
      <text:p text:style-name="P1">let g:jedi#popup_on_dot = 0</text:p>
      <text:p text:style-name="P1">let g:jedi#goto_assignments_command = "&lt;leader&gt;g"</text:p>
      <text:p text:style-name="P1">let g:jedi#goto_definitions_command = "&lt;leader&gt;d"</text:p>
      <text:p text:style-name="P1">let g:jedi#documentation_command = "K"</text:p>
      <text:p text:style-name="P1">let g:jedi#usages_command = "&lt;leader&gt;n"</text:p>
      <text:p text:style-name="P1">let g:jedi#completions_command = "&lt;C-Space&gt;"</text:p>
      <text:p text:style-name="P1">let g:jedi#rename_command = "&lt;leader&gt;r"</text:p>
      <text:p text:style-name="P1">let g:jedi#show_call_signatures = "1"</text:p>
      <text:p text:style-name="P1"/>
      <text:p text:style-name="P1">" vim-django</text:p>
      <text:p text:style-name="P1">let g:django_projects = '~/streema/repos/matagus' "Sets all projects under project</text:p>
      <text:p text:style-name="P1">let g:django_activate_virtualenv = 1 "Try to activate the associated virtualenv</text:p>
      <text:p text:style-name="P1">let g:django_activate_nerdtree = 1 "Try to open nerdtree at the project root.</text:p>
      <text:p text:style-name="P1"/>
      <text:p text:style-name="P1">" syntastic</text:p>
      <text:p text:style-name="P1">let g:syntastic_auto_loc_list=1</text:p>
      <text:p text:style-name="P1"/>
      <text:p text:style-name="P1">" plasticboy/vim-markdown</text:p>
      <text:p text:style-name="P1">let g:vim_markdown_folding_disabled=1</text:p>
      <text:p text:style-name="P1"/>
      <text:p text:style-name="P1">" tab navigation mappings</text:p>
      <text:p text:style-name="P1">map tn :tabn&lt;CR&gt;</text:p>
      <text:p text:style-name="P1">map tp :tabp&lt;CR&gt;</text:p>
      <text:p text:style-name="P1">map tm :tabm</text:p>
      <text:p text:style-name="P1">map tt :tabnew</text:p>
      <text:p text:style-name="P1">map ts :tab split&lt;CR&gt;</text:p>
      <text:p text:style-name="P1">map &lt;C-S-Right&gt; :tabn&lt;CR&gt;</text:p>
      <text:p text:style-name="P1">imap &lt;C-S-Right&gt; &lt;ESC&gt;:tabn&lt;CR&gt;</text:p>
      <text:p text:style-name="P1">map &lt;C-S-Left&gt; :tabp&lt;CR&gt;</text:p>
      <text:p text:style-name="P1"><text:soft-page-break/>imap &lt;C-S-Left&gt; &lt;ESC&gt;:tabp&lt;CR&gt;</text:p>
      <text:p text:style-name="P1"/>
      <text:p text:style-name="P1">" navigate windows with meta+arrows</text:p>
      <text:p text:style-name="P1">map &lt;M-Right&gt; &lt;c-w&gt;l</text:p>
      <text:p text:style-name="P1">map &lt;M-Left&gt; &lt;c-w&gt;h</text:p>
      <text:p text:style-name="P1">map &lt;M-Up&gt; &lt;c-w&gt;k</text:p>
      <text:p text:style-name="P1">map &lt;M-Down&gt; &lt;c-w&gt;j</text:p>
      <text:p text:style-name="P1">imap &lt;M-Right&gt; &lt;ESC&gt;&lt;c-w&gt;l</text:p>
      <text:p text:style-name="P1">imap &lt;M-Left&gt; &lt;ESC&gt;&lt;c-w&gt;h</text:p>
      <text:p text:style-name="P1">imap &lt;M-Up&gt; &lt;ESC&gt;&lt;c-w&gt;k</text:p>
      <text:p text:style-name="P1">imap &lt;M-Down&gt; &lt;ESC&gt;&lt;c-w&gt;j</text:p>
      <text:p text:style-name="P1"/>
      <text:p text:style-name="P1">set completeopt-=preview</text:p>
      <text:p text:style-name="P1"/>
      <text:p text:style-name="P1">" save as sudo</text:p>
      <text:p text:style-name="P1">ca w!! w !sudo tee "%"</text:p>
      <text:p text:style-name="P1"/>
      <text:p text:style-name="P1">" when scrolling, keep cursor 3 lines away from screen border</text:p>
      <text:p text:style-name="P1">set scrolloff=3</text:p>
      <text:p text:style-name="P1"/>
      <text:p text:style-name="P2">" better backup, swap and undos storage</text:p>
      <text:p text:style-name="P2">set directory=~/.vim/dirs/tmp " directory to place swap files in</text:p>
      <text:p text:style-name="P2">set backup " make backup files</text:p>
      <text:p text:style-name="P2">set backupdir=~/.vim/dirs/backups " where to put backup files</text:p>
      <text:p text:style-name="P2">set undofile " persistent undos - undo after you re-open the file</text:p>
      <text:p text:style-name="P2">set undodir=~/.vim/dirs/undos</text:p>
      <text:p text:style-name="P2">set viminfo+=n~/.vim/dirs/viminfo</text:p>
      <text:p text:style-name="P2">" store yankring history file there too</text:p>
      <text:p text:style-name="P2">let g:yankring_history_dir = '~/.vim/dirs/'</text:p>
      <text:p text:style-name="P1"/>
      <text:p text:style-name="P1">" ============================================================================</text:p>
      <text:p text:style-name="P1">" Plugins settings and mappings</text:p>
      <text:p text:style-name="P1">" Edit them as you wish.</text:p>
      <text:p text:style-name="P1"/>
      <text:p text:style-name="P1">" Tagbar -----------------------------</text:p>
      <text:p text:style-name="P1">" toggle tagbar display</text:p>
      <text:p text:style-name="P1">map &lt;F4&gt; :TagbarToggle&lt;CR&gt;</text:p>
      <text:p text:style-name="P1"/>
      <text:p text:style-name="P1">" autofocus on tagbar open</text:p>
      <text:p text:style-name="P1">let g:tagbar_autofocus = 1</text:p>
      <text:p text:style-name="P1"/>
      <text:p text:style-name="P1">" NERDTree -----------------------------</text:p>
      <text:p text:style-name="P1"/>
      <text:p text:style-name="P1">" toggle nerdtree display</text:p>
      <text:p text:style-name="P1">map &lt;F3&gt; :NERDTreeToggle&lt;CR&gt;</text:p>
      <text:p text:style-name="P1"/>
      <text:p text:style-name="P1">" open nerdtree with the current file selected</text:p>
      <text:p text:style-name="P1">nmap ,t :NERDTreeFind&lt;CR&gt;</text:p>
      <text:p text:style-name="P1"/>
      <text:p text:style-name="P1">" don;t show these file types</text:p>
      <text:p text:style-name="P1">let NERDTreeIgnore = ['\.pyc$', '\.pyo$']</text:p>
      <text:p text:style-name="P1"/>
      <text:p text:style-name="P1">" Tasklist ------------------------------</text:p>
      <text:p text:style-name="P1"/>
      <text:p text:style-name="P1">" show pending tasks list</text:p>
      <text:p text:style-name="P1">map &lt;F2&gt; :TaskList&lt;CR&gt;</text:p>
      <text:p text:style-name="P1"><text:soft-page-break/></text:p>
      <text:p text:style-name="P1">" Vim-debug ------------------------------</text:p>
      <text:p text:style-name="P1">" disable default mappings, have a lot of conflicts with oter plugins</text:p>
      <text:p text:style-name="P1">let g:vim_debug_disable_mappings = 1</text:p>
      <text:p text:style-name="P1"/>
      <text:p text:style-name="P1">" add some useful mappings</text:p>
      <text:p text:style-name="P1">map &lt;F5&gt; :Dbg over&lt;CR&gt;</text:p>
      <text:p text:style-name="P1">map &lt;F6&gt; :Dbg into&lt;CR&gt;</text:p>
      <text:p text:style-name="P1">map &lt;F7&gt; :Dbg out&lt;CR&gt;</text:p>
      <text:p text:style-name="P1">map &lt;F8&gt; :Dbg here&lt;CR&gt;</text:p>
      <text:p text:style-name="P1">map &lt;F9&gt; :Dbg break&lt;CR&gt;</text:p>
      <text:p text:style-name="P1">map &lt;F10&gt; :Dbg watch&lt;CR&gt;</text:p>
      <text:p text:style-name="P1">map &lt;F11&gt; :Dbg down&lt;CR&gt;</text:p>
      <text:p text:style-name="P1">map &lt;F12&gt; :Dbg up&lt;CR&gt;</text:p>
      <text:p text:style-name="P1"/>
      <text:p text:style-name="P1">" CtrlP ------------------------------</text:p>
      <text:p text:style-name="P1"/>
      <text:p text:style-name="P1">" file finder mapping</text:p>
      <text:p text:style-name="P1">let g:ctrlp_map = ',e'</text:p>
      <text:p text:style-name="P1"/>
      <text:p text:style-name="P1">" tags (symbols) in current file finder mapping</text:p>
      <text:p text:style-name="P1">nmap ,g :CtrlPBufTag&lt;CR&gt;</text:p>
      <text:p text:style-name="P1"/>
      <text:p text:style-name="P1">" tags (symbols) in all files finder mapping</text:p>
      <text:p text:style-name="P1">nmap ,G :CtrlPBufTagAll&lt;CR&gt;</text:p>
      <text:p text:style-name="P1"/>
      <text:p text:style-name="P1">" general code finder in all files mapping</text:p>
      <text:p text:style-name="P1">nmap ,f :CtrlPLine&lt;CR&gt;</text:p>
      <text:p text:style-name="P1"/>
      <text:p text:style-name="P1">" recent files finder mapping</text:p>
      <text:p text:style-name="P1">nmap ,m :CtrlPMRUFiles&lt;CR&gt;</text:p>
      <text:p text:style-name="P1"/>
      <text:p text:style-name="P1">" commands finder mapping</text:p>
      <text:p text:style-name="P1">nmap ,c :CtrlPCmdPalette&lt;CR&gt;</text:p>
      <text:p text:style-name="P1"/>
      <text:p text:style-name="P1">" to be able to call CtrlP with default search text</text:p>
      <text:p text:style-name="P1">function! CtrlPWithSearchText(search_text, ctrlp_command_end)</text:p>
      <text:p text:style-name="P1"><text:s text:c="4"/>execute ':CtrlP' . a:ctrlp_command_end</text:p>
      <text:p text:style-name="P1"><text:s text:c="4"/>call feedkeys(a:search_text)</text:p>
      <text:p text:style-name="P1">endfunction</text:p>
      <text:p text:style-name="P1"/>
      <text:p text:style-name="P1">" same as previous mappings, but calling with current word as default text</text:p>
      <text:p text:style-name="P1">nmap ,wg :call CtrlPWithSearchText(expand('&lt;cword&gt;'), 'BufTag')&lt;CR&gt;</text:p>
      <text:p text:style-name="P1">nmap ,wG :call CtrlPWithSearchText(expand('&lt;cword&gt;'), 'BufTagAll')&lt;CR&gt;</text:p>
      <text:p text:style-name="P1">nmap ,wf :call CtrlPWithSearchText(expand('&lt;cword&gt;'), 'Line')&lt;CR&gt;</text:p>
      <text:p text:style-name="P1">nmap ,we :call CtrlPWithSearchText(expand('&lt;cword&gt;'), '')&lt;CR&gt;</text:p>
      <text:p text:style-name="P1">nmap ,pe :call CtrlPWithSearchText(expand('&lt;cfile&gt;'), '')&lt;CR&gt;</text:p>
      <text:p text:style-name="P1">nmap ,wm :call CtrlPWithSearchText(expand('&lt;cword&gt;'), 'MRUFiles')&lt;CR&gt;</text:p>
      <text:p text:style-name="P1">nmap ,wc :call CtrlPWithSearchText(expand('&lt;cword&gt;'), 'CmdPalette')&lt;CR&gt;</text:p>
      <text:p text:style-name="P1"/>
      <text:p text:style-name="P1">" don't change working directory</text:p>
      <text:p text:style-name="P1">let g:ctrlp_working_path_mode = 0</text:p>
      <text:p text:style-name="P1"/>
      <text:p text:style-name="P1">" ignore these files and folders on file finder</text:p>
      <text:p text:style-name="P1">let g:ctrlp_custom_ignore = {</text:p>
      <text:p text:style-name="P1">\ 'dir': '\v[\/](\.git|\.hg|\.svn)$',</text:p>
      <text:p text:style-name="P1"><text:soft-page-break/>\ 'file': '\.pyc$\|\.pyo$',</text:p>
      <text:p text:style-name="P1">\ }</text:p>
      <text:p text:style-name="P1"/>
      <text:p text:style-name="P1">" Syntastic ------------------------------</text:p>
      <text:p text:style-name="P1"/>
      <text:p text:style-name="P1">" show list of errors and warnings on the current file</text:p>
      <text:p text:style-name="P1">nmap &lt;leader&gt;e :Errors&lt;CR&gt;</text:p>
      <text:p text:style-name="P1"/>
      <text:p text:style-name="P1">" check also when just opened the file</text:p>
      <text:p text:style-name="P1">let g:syntastic_check_on_open = 1</text:p>
      <text:p text:style-name="P1"/>
      <text:p text:style-name="P1">" don't put icons on the sign column (it hides the vcs status icons of signify)</text:p>
      <text:p text:style-name="P1">let g:syntastic_enable_signs = 0</text:p>
      <text:p text:style-name="P1"/>
      <text:p text:style-name="P1">" custom icons (enable them if you use a patched font, and enable the previous</text:p>
      <text:p text:style-name="P1">" setting)</text:p>
      <text:p text:style-name="P1">"let g:syntastic_error_symbol = '✗'</text:p>
      <text:p text:style-name="P1">"let g:syntastic_warning_symbol = '⚠'</text:p>
      <text:p text:style-name="P1">"let g:syntastic_style_error_symbol = '✗'</text:p>
      <text:p text:style-name="P1">"let g:syntastic_style_warning_symbol = '⚠'</text:p>
      <text:p text:style-name="P1"/>
      <text:p text:style-name="P1">" Python-mode ------------------------------</text:p>
      <text:p text:style-name="P1"/>
      <text:p text:style-name="P1">" don't use linter, we use syntastic for that</text:p>
      <text:p text:style-name="P1">let g:pymode_lint_on_write = 0</text:p>
      <text:p text:style-name="P1">let g:pymode_lint_signs = 0</text:p>
      <text:p text:style-name="P1"/>
      <text:p text:style-name="P1">" don't fold python code on open</text:p>
      <text:p text:style-name="P1">let g:pymode_folding = 0</text:p>
      <text:p text:style-name="P1"/>
      <text:p text:style-name="P1">" don't load rope by default. Change to 1 to use rope</text:p>
      <text:p text:style-name="P1">let g:pymode_rope = 0</text:p>
      <text:p text:style-name="P1"/>
      <text:p text:style-name="P1">" open definitions on same window, and custom mappings for definitions and</text:p>
      <text:p text:style-name="P1">" occurrences</text:p>
      <text:p text:style-name="P1">let g:pymode_rope_goto_definition_bind = ',d'</text:p>
      <text:p text:style-name="P1">let g:pymode_rope_goto_definition_cmd = 'e'</text:p>
      <text:p text:style-name="P1">nmap ,D :tab split&lt;CR&gt;:PymodePython rope.goto()&lt;CR&gt;</text:p>
      <text:p text:style-name="P1">nmap ,o :RopeFindOccurrences&lt;CR&gt;</text:p>
      <text:p text:style-name="P1"/>
      <text:p text:style-name="P1">" NeoComplCache ------------------------------</text:p>
      <text:p text:style-name="P1"/>
      <text:p text:style-name="P1">" most of them not documented because I'm not sure how they work</text:p>
      <text:p text:style-name="P1">" (docs aren't good, had to do a lot of trial and error to make</text:p>
      <text:p text:style-name="P1">" it play nice)</text:p>
      <text:p text:style-name="P1">let g:neocomplcache_enable_at_startup = 1</text:p>
      <text:p text:style-name="P1">let g:neocomplcache_enable_ignore_case = 1</text:p>
      <text:p text:style-name="P1">let g:neocomplcache_enable_smart_case = 1</text:p>
      <text:p text:style-name="P1">let g:neocomplcache_enable_auto_select = 1</text:p>
      <text:p text:style-name="P1">let g:neocomplcache_enable_fuzzy_completion = 1</text:p>
      <text:p text:style-name="P1">let g:neocomplcache_enable_camel_case_completion = 1</text:p>
      <text:p text:style-name="P1">let g:neocomplcache_enable_underbar_completion = 1</text:p>
      <text:p text:style-name="P1">let g:neocomplcache_fuzzy_completion_start_length = 1</text:p>
      <text:p text:style-name="P1">let g:neocomplcache_auto_completion_start_length = 1</text:p>
      <text:p text:style-name="P1">let g:neocomplcache_auto_completion_start_length = 1</text:p>
      <text:p text:style-name="P1">let g:neocomplcache_manual_completion_start_length = 1</text:p>
      <text:p text:style-name="P1"><text:soft-page-break/>let g:neocomplcache_min_keyword_length = 1</text:p>
      <text:p text:style-name="P1">let g:neocomplcache_min_syntax_length = 1</text:p>
      <text:p text:style-name="P1"/>
      <text:p text:style-name="P1">" complete with workds from any opened file</text:p>
      <text:p text:style-name="P1">let g:neocomplcache_same_filetype_lists = {}</text:p>
      <text:p text:style-name="P1">let g:neocomplcache_same_filetype_lists._ = '_'</text:p>
      <text:p text:style-name="P1"/>
      <text:p text:style-name="P1">" TabMan ------------------------------</text:p>
      <text:p text:style-name="P1"/>
      <text:p text:style-name="P1">" mappings to toggle display, and to focus on it</text:p>
      <text:p text:style-name="P1">let g:tabman_toggle = 'tl'</text:p>
      <text:p text:style-name="P1">let g:tabman_focus = 'tf'</text:p>
      <text:p text:style-name="P1"/>
      <text:p text:style-name="P1">" Autoclose ------------------------------</text:p>
      <text:p text:style-name="P1"/>
      <text:p text:style-name="P1">" Fix to let ESC work as espected with Autoclose plugin</text:p>
      <text:p text:style-name="P1">let g:AutoClosePumvisible = {"ENTER": "\&lt;C-Y&gt;", "ESC": "\&lt;ESC&gt;"}</text:p>
      <text:p text:style-name="P1"/>
      <text:p text:style-name="P1">" DragVisuals ------------------------------</text:p>
      <text:p text:style-name="P1"/>
      <text:p text:style-name="P1">" mappings to move blocks in 4 directions</text:p>
      <text:p text:style-name="P1">vmap &lt;expr&gt; &lt;S-M-LEFT&gt; DVB_Drag('left')</text:p>
      <text:p text:style-name="P1">vmap &lt;expr&gt; &lt;S-M-RIGHT&gt; DVB_Drag('right')</text:p>
      <text:p text:style-name="P1">vmap &lt;expr&gt; &lt;S-M-DOWN&gt; DVB_Drag('down')</text:p>
      <text:p text:style-name="P1">vmap &lt;expr&gt; &lt;S-M-UP&gt; DVB_Drag('up')</text:p>
      <text:p text:style-name="P1"/>
      <text:p text:style-name="P1">" mapping to duplicate block</text:p>
      <text:p text:style-name="P1">vmap &lt;expr&gt; D DVB_Duplicate()</text:p>
      <text:p text:style-name="P1"/>
      <text:p text:style-name="P1">" Signify ------------------------------</text:p>
      <text:p text:style-name="P1">" this first setting decides in which order try to guess your current vcs</text:p>
      <text:p text:style-name="P1">" UPDATE it to reflect your preferences, it will speed up opening files</text:p>
      <text:p text:style-name="P1">let g:signify_vcs_list = [ 'git', 'hg' ]</text:p>
      <text:p text:style-name="P1"/>
      <text:p text:style-name="P1">" mappings to jump to changed blocks</text:p>
      <text:p text:style-name="P1">nmap &lt;leader&gt;sn &lt;plug&gt;(signify-next-hunk)</text:p>
      <text:p text:style-name="P1">nmap &lt;leader&gt;sp &lt;plug&gt;(signify-prev-hunk)</text:p>
      <text:p text:style-name="P1"/>
      <text:p text:style-name="P1">" nicer colors</text:p>
      <text:p text:style-name="P1">highlight DiffAdd cterm=bold ctermbg=none ctermfg=119</text:p>
      <text:p text:style-name="P1">highlight DiffDelete cterm=bold ctermbg=none ctermfg=167</text:p>
      <text:p text:style-name="P1">highlight DiffChange cterm=bold ctermbg=none ctermfg=227</text:p>
      <text:p text:style-name="P1">highlight SignifySignAdd cterm=bold ctermbg=237 ctermfg=119</text:p>
      <text:p text:style-name="P1">highlight SignifySignDelete cterm=bold ctermbg=237 ctermfg=167</text:p>
      <text:p text:style-name="P1">highlight SignifySignChange cterm=bold ctermbg=237 ctermfg=227</text:p>
      <text:p text:style-name="P1"/>
      <text:p text:style-name="P1">" Window Chooser ------------------------------</text:p>
      <text:p text:style-name="P1">" mapping</text:p>
      <text:p text:style-name="P1">nmap - &lt;Plug&gt;(choosewin)</text:p>
      <text:p text:style-name="P1"/>
      <text:p text:style-name="P1">" show big letters</text:p>
      <text:p text:style-name="P1">let g:choosewin_overlay_enable = 1</text:p>
      <text:p text:style-name="P1"/>
      <text:p text:style-name="P1">" Airline ------------------------------</text:p>
      <text:p text:style-name="P1">let g:airline_powerline_fonts = 0</text:p>
      <text:p text:style-name="P1">let g:airline_theme = 'bubblegum'</text:p>
      <text:p text:style-name="P1"><text:soft-page-break/>let g:airline#extensions#whitespace#enabled = 0</text:p>
      <text:p text:style-name="P1"/>
      <text:p text:style-name="P1">" to use fancy symbols for airline, uncomment the following lines and use a</text:p>
      <text:p text:style-name="P1">" patched font (more info on the README.rst)</text:p>
      <text:p text:style-name="P1">"if !exists('g:airline_symbols')</text:p>
      <text:p text:style-name="P1">" let g:airline_symbols = {}</text:p>
      <text:p text:style-name="P1">"endif</text:p>
      <text:p text:style-name="P1">"let g:airline_left_sep = '⮀'</text:p>
      <text:p text:style-name="P1">"let g:airline_left_alt_sep = '⮁'</text:p>
      <text:p text:style-name="P1">"let g:airline_right_sep = '⮂'</text:p>
      <text:p text:style-name="P1">"let g:airline_right_alt_sep = '⮃'</text:p>
      <text:p text:style-name="P1">"let g:airline_symbols.branch = '⭠'</text:p>
      <text:p text:style-name="P1">"let g:airline_symbols.readonly = '⭤'</text:p>
      <text:p text:style-name="P1">"let g:airline_symbols.linenr = '⭡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Cursor" svg:font-family="'TeX Gyre Cursor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9T12:18:11.321811522</dc:date>
    <meta:editing-duration>PT12H19M48S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12" meta:paragraph-count="501" meta:word-count="2084" meta:character-count="17256" meta:non-whitespace-character-count="15260"/>
  </office:meta>
</office:document-meta>
</file>